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Locations</text:p>
      <text:p text:style-name="P1"/>
      <text:p text:style-name="P2">Home hub</text:p>
      <text:p text:style-name="P2">Shopping hub</text:p>
      <text:p text:style-name="P2">Social hub</text:p>
      <text:p text:style-name="P2">Single player Mazes/planets</text:p>
      <text:p text:style-name="P2">Practice Mazes</text:p>
      <text:p text:style-name="P2">Random generated Maze levels</text:p>
      <text:p text:style-name="P2">Set of designed Maze levels</text:p>
      <text:p text:style-name="P2"/>
      <text:p text:style-name="P1">Game Mechanics</text:p>
      <text:p text:style-name="P2"/>
      <text:p text:style-name="P2">Level up system (kill points)</text:p>
      <text:p text:style-name="P2">Inventory system</text:p>
      <text:p text:style-name="P2">Weapon system</text:p>
      <text:p text:style-name="P2">Loot system</text:p>
      <text:p text:style-name="P2">Enemy spawns</text:p>
      <text:p text:style-name="P2">Boss enemy/ mini boss spawns</text:p>
      <text:p text:style-name="P2">Trap spawns</text:p>
      <text:p text:style-name="P2"/>
      <text:p text:style-name="P2"/>
      <text:p text:style-name="P2"/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dsky </meta:initial-creator>
    <meta:creation-date>2017-08-04T16:13:18.19</meta:creation-date>
    <dc:date>2017-08-04T23:45:34.46</dc:date>
    <dc:creator>Dadsky </dc:creator>
    <meta:editing-duration>PT4H46M35S</meta:editing-duration>
    <meta:editing-cycles>1</meta:editing-cycles>
    <meta:generator>OpenOffice/4.1.3$Win32 OpenOffice.org_project/413m1$Build-9783</meta:generator>
    <meta:document-statistic meta:table-count="0" meta:image-count="0" meta:object-count="0" meta:page-count="1" meta:paragraph-count="16" meta:word-count="43" meta:character-count="269"/>
  </office:meta>
</office:document-meta>
</file>